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nux Libertine" svg:font-family="'Linux Libertine'"/>
    <style:font-face style:name="Tahoma1" svg:font-family="Tahoma"/>
    <style:font-face style:name="Gentium" svg:font-family="Gentium" style:font-pitch="variable"/>
    <style:font-face style:name="Linux Libertine1" svg:font-family="'Linux Libertine'"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6.9252in" style:type="right"/>
        </style:tab-stops>
      </style:paragraph-properties>
    </style:style>
    <style:style style:name="P2" style:family="paragraph" style:parent-style-name="Footer">
      <style:paragraph-properties fo:text-align="center" style:justify-single-word="false">
        <style:tab-stops>
          <style:tab-stop style:position="6.9252in" style:type="right"/>
        </style:tab-stops>
      </style:paragraph-properties>
      <style:text-properties fo:font-style="normal" style:font-style-asian="normal" style:font-style-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variant="small-caps" fo:font-weight="bold" style:font-size-asian="10.5pt" style:font-weight-asian="bold" style:font-weight-complex="bold"/>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style:font-name="Linux Libertine1" fo:font-style="normal" style:font-style-asian="normal" style:font-style-complex="normal"/>
    </style:style>
    <style:style style:name="P8" style:family="paragraph" style:parent-style-name="Text_20_body">
      <style:paragraph-properties fo:margin-left="1in" fo:margin-right="1in" fo:text-align="justify" style:justify-single-word="false" fo:text-indent="0in" style:auto-text-indent="false"/>
      <style:text-properties fo:font-variant="normal" fo:text-transform="none" fo:font-size="10pt" fo:font-style="italic" style:font-size-asian="8.75pt" style:font-style-asian="italic" style:font-size-complex="10pt" style:font-style-complex="italic"/>
    </style:style>
    <style:style style:name="P9" style:family="paragraph" style:parent-style-name="Footnote">
      <style:paragraph-properties fo:text-align="justify" style:justify-single-word="false"/>
    </style:style>
    <style:style style:name="P10" style:family="paragraph" style:parent-style-name="Text_20_body">
      <style:paragraph-properties fo:margin-left="0.25in" fo:margin-right="0in" fo:text-align="start" style:justify-single-word="false" fo:text-indent="0in" style:auto-text-indent="false"/>
      <style:text-properties style:font-name="Linux Libertine1" fo:font-style="normal" style:font-style-asian="normal" style:font-style-complex="normal"/>
    </style:style>
    <style:style style:name="P11" style:family="paragraph" style:parent-style-name="Text_20_body">
      <style:paragraph-properties fo:margin-left="0.25in" fo:margin-right="0in" fo:text-align="justify" style:justify-single-word="false" fo:text-indent="0in" style:auto-text-indent="false"/>
      <style:text-properties style:font-name="Linux Libertine1" fo:font-style="normal" style:font-style-asian="normal" style:font-style-complex="normal"/>
    </style:style>
    <style:style style:name="P12" style:family="paragraph" style:parent-style-name="Text_20_body">
      <style:paragraph-properties fo:margin-left="0.25in" fo:margin-right="0in" fo:text-align="justify" style:justify-single-word="false" fo:text-indent="0in" style:auto-text-indent="false">
        <style:tab-stops>
          <style:tab-stop style:position="2.1772in"/>
        </style:tab-stops>
      </style:paragraph-properties>
      <style:text-properties style:font-name="Linux Libertine1" fo:font-style="normal" style:font-style-asian="normal" style:font-style-complex="normal"/>
    </style:style>
    <style:style style:name="P13" style:family="paragraph" style:parent-style-name="Text_20_body">
      <style:paragraph-properties fo:margin-left="0.25in" fo:margin-right="0in" fo:text-align="justify" style:justify-single-word="false" fo:text-indent="0in" style:auto-text-indent="false">
        <style:tab-stops/>
      </style:paragraph-properties>
      <style:text-properties style:font-name="Linux Libertine1" fo:font-style="normal" style:font-style-asian="normal" style:font-style-complex="normal"/>
    </style:style>
    <style:style style:name="P14" style:family="paragraph" style:parent-style-name="Text_20_body">
      <style:paragraph-properties fo:margin-left="0.25in" fo:margin-right="0in" fo:text-align="justify" style:justify-single-word="false" fo:text-indent="0in" style:auto-text-indent="false"/>
      <style:text-properties style:font-name="Linux Libertine1"/>
    </style:style>
    <style:style style:name="P15" style:family="paragraph" style:parent-style-name="Text_20_body">
      <style:paragraph-properties fo:margin-left="0.25in" fo:margin-right="0in" fo:text-align="justify" style:justify-single-word="false" fo:text-indent="0in" style:auto-text-indent="false"/>
    </style:style>
    <style:style style:name="P16" style:family="paragraph" style:parent-style-name="Text_20_body">
      <style:paragraph-properties fo:margin-left="0in" fo:margin-right="0in" fo:text-align="justify" style:justify-single-word="false" fo:text-indent="0in" style:auto-text-indent="false"/>
      <style:text-properties style:font-name="Linux Libertine1" fo:font-style="normal" style:font-style-asian="normal" style:font-style-complex="normal"/>
    </style:style>
    <style:style style:name="P17" style:family="paragraph" style:parent-style-name="Text_20_body">
      <style:paragraph-properties fo:margin-left="0in" fo:margin-right="0in" fo:text-align="justify" style:justify-single-word="false" fo:text-indent="0in" style:auto-text-indent="false">
        <style:tab-stops/>
      </style:paragraph-properties>
      <style:text-properties style:font-name="Linux Libertine1"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in" style:auto-text-indent="false"/>
      <style:text-properties style:font-name="Linux Libertine1"/>
    </style:style>
    <style:style style:name="P19" style:family="paragraph" style:parent-style-name="Text_20_body">
      <style:paragraph-properties fo:margin-left="0in" fo:margin-right="0in" fo:text-align="justify" style:justify-single-word="false" fo:text-indent="0in" style:auto-text-indent="false"/>
    </style:style>
    <style:style style:name="P20" style:family="paragraph" style:parent-style-name="Heading_20_3">
      <style:text-properties fo:font-style="normal" style:font-style-asian="normal" style:font-style-complex="normal"/>
    </style:style>
    <style:style style:name="P21" style:family="paragraph" style:parent-style-name="Heading_20_3">
      <style:text-properties style:font-name="Linux Libertine1" fo:font-style="normal" style:font-style-asian="normal" style:font-style-complex="normal"/>
    </style:style>
    <style:style style:name="P22" style:family="paragraph" style:parent-style-name="Heading_20_1" style:master-page-name="First_20_Page">
      <style:paragraph-properties fo:text-align="center" style:justify-single-word="false"/>
    </style:style>
    <style:style style:name="P23" style:family="paragraph" style:parent-style-name="Text_20_body">
      <style:paragraph-properties fo:margin-left="0.25in" fo:margin-right="0in" fo:text-align="justify" style:justify-single-word="false" fo:text-indent="0in" style:auto-text-indent="false"/>
      <style:text-properties style:font-name="Linux Libertine1" fo:font-style="normal" style:font-style-asian="normal" style:font-style-complex="normal"/>
    </style:style>
    <style:style style:name="P24" style:family="paragraph" style:parent-style-name="Text_20_body">
      <style:paragraph-properties fo:margin-left="0.25in" fo:margin-right="0in" fo:text-align="justify" style:justify-single-word="false" fo:text-indent="0in" style:auto-text-indent="false"/>
      <style:text-properties style:font-name="Gentium" fo:font-style="normal" style:font-style-asian="normal" style:font-style-complex="normal"/>
    </style:style>
    <style:style style:name="P25" style:family="paragraph" style:parent-style-name="Text_20_body">
      <style:paragraph-properties fo:margin-left="0.25in" fo:margin-right="0in" fo:text-align="justify" style:justify-single-word="false" fo:text-indent="0in" style:auto-text-indent="false"/>
      <style:text-properties style:font-name="Linux Libertine1" fo:font-style="normal" style:font-style-asian="normal" style:font-style-complex="normal"/>
    </style:style>
    <style:style style:name="P26" style:family="paragraph" style:parent-style-name="Text_20_body">
      <style:paragraph-properties fo:text-align="justify" style:justify-single-word="false"/>
      <style:text-properties style:font-name="Linux Libertine1" fo:font-style="normal" style:font-style-asian="normal" style:font-style-complex="normal"/>
    </style:style>
    <style:style style:name="P27" style:family="paragraph" style:parent-style-name="Text_20_body">
      <style:paragraph-properties fo:text-align="justify" style:justify-single-word="false"/>
      <style:text-properties fo:font-style="normal" style:font-style-asian="normal" style:font-style-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margin-left="0in" fo:margin-right="0in" fo:text-align="justify" style:justify-single-word="false" fo:text-indent="0in" style:auto-text-indent="false"/>
    </style:style>
    <style:style style:name="P30" style:family="paragraph" style:parent-style-name="Text_20_body">
      <style:paragraph-properties fo:margin-left="0in" fo:margin-right="0in" fo:text-align="justify" style:justify-single-word="false" fo:text-indent="0in" style:auto-text-indent="false"/>
      <style:text-properties style:font-name="Linux Libertine1" fo:font-style="normal" style:font-style-asian="normal" style:font-style-complex="normal"/>
    </style:style>
    <style:style style:name="P31" style:family="paragraph" style:parent-style-name="Text_20_body">
      <style:paragraph-properties fo:margin-left="0.25in" fo:margin-right="0in" fo:text-indent="-0.25in" style:auto-text-indent="false">
        <style:tab-stops/>
      </style:paragraph-properties>
    </style:style>
    <style:style style:name="P32" style:family="paragraph" style:parent-style-name="Text_20_body">
      <style:paragraph-properties fo:margin-left="0.25in" fo:margin-right="0in" fo:text-indent="-0.25in" style:auto-text-indent="false">
        <style:tab-stops/>
      </style:paragraph-properties>
      <style:text-properties fo:font-style="italic" style:font-style-asian="italic" style:font-style-complex="italic"/>
    </style:style>
    <style:style style:name="P33" style:family="paragraph" style:parent-style-name="Text_20_body">
      <style:paragraph-properties fo:margin-left="0.25in" fo:margin-right="0in" fo:text-indent="-0.25in" style:auto-text-indent="false">
        <style:tab-stops/>
      </style:paragraph-properties>
      <style:text-properties fo:font-style="normal" style:font-style-asian="normal" style:font-style-complex="normal"/>
    </style:style>
    <style:style style:name="P34" style:family="paragraph" style:parent-style-name="Text_20_body">
      <style:paragraph-properties fo:margin-left="0.25in" fo:margin-right="0in" fo:text-align="justify" style:justify-single-word="false" fo:text-indent="-0.25in" style:auto-text-indent="false">
        <style:tab-stops/>
      </style:paragraph-properties>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style:font-name="Linux Libertine1"/>
    </style:style>
    <style:style style:name="T4" style:family="text">
      <style:text-properties style:font-name="Linux Libertine1" fo:font-style="normal" style:font-style-asian="normal" style:font-style-complex="normal"/>
    </style:style>
    <style:style style:name="T5" style:family="text">
      <style:text-properties style:font-name="Linux Libertine1" fo:font-style="italic" style:font-style-asian="italic" style:font-style-complex="italic"/>
    </style:style>
    <style:style style:name="T6" style:family="text">
      <style:text-properties style:font-name="Gentium"/>
    </style:style>
    <style:style style:name="T7" style:family="text">
      <style:text-properties style:font-name="Gentium" fo:font-style="normal" style:font-style-asian="normal" style:font-style-complex="normal"/>
    </style:style>
    <style:style style:name="T8" style:family="text">
      <style:text-properties style:font-name="Linux Libertine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Women According to Saint Paul</text:h>
      <text:p text:style-name="P3">Pedro M. Rosario Barbosa<text:note text:id="ftn1" text:note-class="footnote"><text:note-citation text:label="*">*</text:note-citation><text:note-body><text:p text:style-name="P9">Copyright ©2007, Pedro M. Rosario Barbosa. <text:s/>Permission is granted to anyone to make or distribute <text:span text:style-name="T2">verbatim</text:span> copies of this document, in any medium, provided that the copyright notice and permission notice are preserved, and that the distributor grants the recipient permission for further redistribution as permitted by this notice. Modified versions may not be made.</text:p></text:note-body></text:note></text:p>
      <text:p text:style-name="P4">Abstract</text:p>
      <text:p text:style-name="P8">This essay deals with the conception that St. Paul has about women in light of contemporary scholarship. <text:s/>Using the most recent and thorough scholarly work of Senén Vidal on St. Paul's letters, this essay concludes that without a doubt St. Paul's views were androcentric, but, contrary to what has been held, he was not misogynist. <text:s/>His writings show nothing but a deep appreciation for women, encouraged their participation in the Church, and at some point, St. Paul even regards them as equals before God.</text:p>
      <text:h text:style-name="P20" text:outline-level="3">Introduction</text:h>
      <text:p text:style-name="P6"><text:tab/>With the rise of feminism in the twentieth century, it has become a challenge for Christians to confront certain passages in the Old and New Testaments that are clearly androcentric and misogynistic. <text:s/>Many of these passages have strongly influenced the opinion of the Catholic Church and certain Protestant churches to deny women any kind of ministry. <text:s/>Even in some Christian sects it is still taught that women should be subject to their husbands, even to the point of standing domestic violence.</text:p>
      <text:p text:style-name="P5"><text:span text:style-name="T1"><text:tab/>This essay will deal with a small part of this debate. <text:s/>There is no question that a substantial part of the Biblical passages used to demean women come from the </text:span><text:span text:style-name="T2">corpus paulinum</text:span><text:span text:style-name="T1">, the Pauline epistles, letters attributed to St. Paul. <text:s/>It is no wonder that so many feminists point to St. Paul as being </text:span><text:span text:style-name="T2">the</text:span><text:span text:style-name="T1"> one responsible for misogynist views of women within Christianity and a justification for androcentric behavior in the churches.</text:span></text:p>
      <text:p text:style-name="P6"><text:tab/>It is my position that many of the allegations about St. Paul's misogyny are not founded on the most recent contemporary Bible scholarship, and the figure of St. Paul needs a serious rehabilitation in this area. <text:s/>That is one of the goals of this essay. <text:s/>However, the analysis will also suggest a path for the debate on how Christian denominations (including the Catholic Church) should develop a theological basis to treat women as equals, and with the same dignity as men.</text:p>
      <text:p text:style-name="P5"><text:span text:style-name="T1"><text:tab/>For the purposes of examining these passages, I will use the excellent work made by the Bible scholar Senén Vidal</text:span><text:span text:style-name="T1"><text:note text:id="ftn2" text:note-class="footnote"><text:note-citation>1</text:note-citation><text:note-body><text:p text:style-name="P9">I will use only those parts of Senén Vidal's theory that seem to be shared by most Christian scholars today, although I tend to agree with the way Vidal theorizes the Pauline epistles were written, this theory is not necessarily shared by most scholars.</text:p></text:note-body></text:note></text:span><text:span text:style-name="T1">. <text:s/>I also clarify that the terms “androcentric” and “misogyny” will not mean the same. <text:s/>“Androcentric” will only describe man-centered behavior, “misogyny” will describe only those passages that expressly show a hatred for women. <text:s/>Although many people think that androcentrism is a product of misogyny (and they are right), in St. Paul we see a definite case where we can see his love and appreciation for women </text:span><text:span text:style-name="T2">despite</text:span><text:span text:style-name="T1"> his androcentric views.</text:span></text:p>
      <text:h text:style-name="P20" text:outline-level="3">The Incriminating Passages</text:h>
      <text:p text:style-name="P5"><text:span text:style-name="T1"><text:tab/>If we think of a trial, and look at the </text:span><text:span text:style-name="T2">corpus paulinum</text:span><text:span text:style-name="T1"> it would not be difficult to find St. Paul guilty of misogyny. <text:s/>Let us look at many of these incriminating passages:</text:span></text:p>
      <text:p text:style-name="P10">(1) <text:span text:style-name="T6">Θέλω δὲ ὑμᾶς εἰδέναι ὅτι<text:line-break/><text:tab/>παντὸς ἀνδρὸς ἡ κεϕαλὴ ὁ Χριστός ἐστιν,<text:line-break/><text:tab/>κεϕαλὴ δὲ γυναικὸϛ ὁ ἀνήρ<text:line-break/><text:tab/>κεϕαλὴ δὲ τοῦ Χριστοῦ ὁ θεός.</text:span></text:p>
      <text:p text:style-name="P24">πᾶς ἀνήρ προσευχόμενος ἤ προϕητων κατὰ κεϕαλῆς ἒχων καταισχύνει τὴν κεϕαλὴν αὐτοῦ. <text:s/>πᾶσα δὲ γυνὴ προσευχομένη ἢ προητεύουσα ἀκατακαλύπτῳ τῇ κεϕαλῇ <text:s/>καταισχύνει τὴν κεϕαλὴν αὐτῆς˙ <text:s/>ἓν γάρ ἐστιν καὶ τὸ αὐτὸ τῇ ἐξυρημένῃ. <text:s/>εἰ γάρ oὐ κατακαλύπτεται γυνὴ, καὶκειράσθω˙ <text:s/>εἰ δὲ αἰσχρὸν γυναικὶ τὸ κείρασθαι ἢ ξυρᾶσθαι, κατακαλυπτέσθω. <text:s/>ἀνήρ μὲν γὰρ οὐκ ὀϕείλει κατακαλύπτεται τὴν κεϕαλὴν εἰκὼν καὶ δόξα θεοῦ ὑπάρχων˙ <text:s/>ἡ γυνὴ δὲ δόξα ἀνδρὸς ἐστιν. <text:s/>oὐ γάρ ἐστιν ἀνήρ ἐκ γυναικός ἀλλὰ γυνὴ ἐξ ἀνδρὸς˙ <text:s/>καὶ γὰρ οὐκ ἐκτίσθη ἀνήρ διὰ τὴν γυναῖκα, ἀλλὰ γυνὴ διὰ τὸν ἄνδρα. <text:s/>διὰ τοῦτο ὀϕείλει ἡ γυνὴ ἐξουσίαν ἒχειν ἐπὶ τῆϛ κεϕαλῆς διὰ τοῦς ἀγγέλους.</text:p>
      <text:p text:style-name="P11">[. . .]</text:p>
      <text:p text:style-name="P24">Ἐν ὑμῖν αὐτοῖς κρίνατε˙ πρέπον ἐστιν γυναῖκα ἀκατακάλυπτον τῷ θεῷ προσεύχεσθαι; οὐδὲ ἡ ϕύσις αὐτὴ διδάκει ὑμᾶς ὃτι ἀνήρ μὲν ἐὰν κομᾷ ἀτιμία αὐτῷ ἐστιν, γυνὴ δὲ ἐὰν κομᾷ δόξα αὐτῇ ἐστιν; ὃτι ἡ κόμη ἀντὶ περιβιλαίου δέδοται αὐτῇ.</text:p>
      <text:p text:style-name="P24">Εἰ δέ τις δοκεῖ ϕιλόνεικος εἶναι, ἡμεις τοιαύτην συνήθειαν οὐκ ἔχομεν οὐδὲ αἱ ἐκκλησίαι τοῦ θεοῦ.</text:p>
      <text:p text:style-name="P11">[But I should like you to understand that</text:p>
      <text:p text:style-name="P10"><text:tab/>the head of every man is Christ,<text:line-break/><text:tab/>the head of woman is man,<text:line-break/><text:tab/>and the head of Christ is God.</text:p>
      <text:p text:style-name="P11">For any man to pray or to prophesy with his head covered shows disrespect for his head. <text:s/>And for a woman to pray or prophesy with her head uncovered shows disrespect for her head; it is exactly the same as if she had her hair shaved off. <text:s/>Indeed, if a woman does go without a veil, she would have her hair cut off too; but if it is a shameful thing for a woman to have her hair cut off or shaved off, then she should wear veil. <text:s/>But for a man it is not right to have his head covered, since he is the image of God and reflects God's glory, but woman is the reflection of man's glory. <text:s/>For man did not come from woman; no, woman came from man; nor was man created for the sake of man: <text:s/>and this is why it is right for a woman to wear on her head a sign of the authority over her, because of the angels.</text:p>
      <text:p text:style-name="P11">[. . .]</text:p>
      <text:p text:style-name="P11"><text:tab/>Decide for yourselves: <text:s/>does it seem fitting that a woman should pray to God without a veil? <text:s/>Does not nature itself teach you that if a man has long hair, it is a disgrace to him, but <text:span text:style-name="T4">when a woman has long hair, it is her glory? <text:s text:c="2"/>After all her hair was given to her to be a covering.</text:span></text:p>
      <text:p text:style-name="P11"><text:tab/>If anyone wants to be contentious, I say that we have no such custom, nor do any of the churches of God. (1 Cor. 11: 3-10; 13-16).]</text:p>
      <text:p text:style-name="P12">(2)<text:span text:style-name="T6"> Ὡς ἐν πάσαις ταῖς ἐκκλησίαις τῶν ἁγίων αἱ γυναῖκες ἐν ταῖς ἐκκλησίαις σιγάτωσαν</text:span><text:span text:style-name="T7">˙ <text:s/>oὐ γὰρ ἐπιτρέπεται αὐταῖς λαλεῖν, ἀλλὰ ὐποτασσέθωσαν, καθὼς καὶ ὁ νόμος λέγει. <text:s/>εἰ <text:s/>δὲ τι μαθεῖν θέλουσιν, ἐν οἴκῳ τοὺς ἰδίους ἄνδρας ἐπερωτάτωσαν˙ αἰσχρὸν γάρ ἐστιν γυναικὶ λαλεῖν ἐν ἐκκλησίᾳ. ἢ ἀϕʼ ὑμῶν ὁ λόγος τοῦ θεοῦ ἐξῆλθεν, ἢ εἰς ὑμᾶς μόνους κατήντησεν.</text:span></text:p>
      <text:p text:style-name="P12">[As in all churches of God's holy people, women are to remain quiet in the assemblies, since they have no permission to speak: <text:s/>theirs is a subordinate part, as the Law itself says. <text:s/>If there is anything they want to know, they should ask their husbands at home: <text:s/>it is shameful for a woman to speak in the assembly. <text:s/>Do you think that you are the source of the word of God? <text:s/>Or that you are the only people to whom it has come? (1 Cor. 14: 33b-36).]</text:p>
      <text:p text:style-name="P13"><text:span text:style-name="T4">(3) </text:span><text:span text:style-name="T7">διδάσκειν δὲ γυναικὶ οὐκ ἐπιτέπτω, οὐδὲ αὐθεντεῖν ἀνδρὸς, ἀλλʼ εἶναι ἐν ἡσυχίᾳ. <text:s/>Ἀδὰμ γὰρ πρῶτος ἐπλάσθη, εἶτα Εὕα. <text:s/>καὶ Ἀδὰμ οὐκ ᾐπατήθη, ἡ δὲ γυνὴ ἐξαπατηθεῖα ἐν παραβάσει γέγονεν˙ <text:s/>σωθήσεται δὲ διὰ τῆς τεκνογονίας, ἐὰν μείνωσιν ἐν πίστει καὶ ἀγάπῃ καὶ ἀγιασμῷ μετὰ σωϕροσύνης.</text:span></text:p>
      <text:p text:style-name="P13">[During instruction, a woman should be quiet and respectful. <text:s/>I give no permission for a woman to teach or to have authority over a man. <text:s/>A woman ought to be quiet, because Adam was formed first and Eve afterwards, and it was not Adam who was led astray but the woman who was led astray and fell into sin. <text:s/>Nevertheless, she will be saved by child-bearing, provided she lives a sensible life and is constant in faith and love and holiness (1 Tim. 2: 11-15).]</text:p>
      <text:p text:style-name="P17">Taken at face-value, these passages would be enough to condemn St. Paul for misogyny. <text:s/>However, looking at these passages in context lets us see clearly that St. Paul's <text:span text:style-name="T2">real</text:span> views on women have little to do with these passages.</text:p>
      <text:h text:style-name="Heading_20_3" text:outline-level="3"><text:span text:style-name="T4">Contemporary Bible Scholarship on the </text:span><text:span text:style-name="T5">Corpus Paulinum</text:span></text:h>
      <text:p text:style-name="P5"><text:span text:style-name="T4"><text:tab/>There are certain letters in the New Testament that are considered to be the </text:span><text:span text:style-name="T5">corpus paulinum</text:span><text:span text:style-name="T4">: <text:s/>Romans, 1 and 2 Corinthians, 1 and 2 Thessalonians, Colossians, Ephesians, 1 and 2 Timothy, Titus, Philemon, Philipians, Galatians, Hebrews. <text:s/>These were letters attributed to St. Paul.</text:span></text:p>
      <text:p text:style-name="P5"><text:span text:style-name="T4"><text:tab/>However, recent scholarship has found that only </text:span><text:span text:style-name="T5">some</text:span><text:span text:style-name="T4"> of the letters of the </text:span><text:span text:style-name="T5">corpus paulinum</text:span><text:span text:style-name="T4"> were written by St. Paul himself. <text:s/>The epistles to be thought authentic are: <text:s/>Romans, 1 and 2 Corinthians, Galatians, 1 Thesalonians, Philipians, and Philemon. <text:s/>The others, not written by St. Paul, are Colossians, Ephesians, 1 and 2 Timothy, Titus, and Hebrews.</text:span></text:p>
      <text:p text:style-name="P5"><text:span text:style-name="T4"><text:tab/>The Letter to the Hebrews was not considered initially to be an authentic writing by St. Paul. <text:s/>We know of a certain collection of Pauline letters at the beginning of the second century A.D. <text:s/>During the second century, ten writings were considered to be authentic at the time (with the exclusion of 1 and 2 of Timothy, Titus, and Hebrews). <text:s/>By the end of that century, 1 and 2 Timothy, and Titus were included, but Hebrews was still excluded. <text:s/>By the third century Hebrews was integrated in the </text:span><text:span text:style-name="T5">corpus paulinum</text:span><text:span text:style-name="T4">, first in the Eastern Churches, then in the West.</text:span><text:span text:style-name="T4"><text:note text:id="ftn3" text:note-class="footnote"><text:note-citation>2</text:note-citation><text:note-body><text:p text:style-name="Footnote">Vidal 1996, 13-14.</text:p></text:note-body></text:note></text:span><text:span text:style-name="T4"> <text:s/>The exposition of this history, along with the evident difference of style and doctrine from the rest of the Pauline letters makes it unlikely that the Letter to the Hebrews was written by St. Paul. <text:s/>The farewell at the<text:line-break/></text:span></text:p>
      <text:p text:style-name="P5"><text:span text:style-name="T4"/></text:p>
      <text:p text:style-name="P5"><text:span text:style-name="T4">end of the letter was an attempt by some scribe to link this letter to the rest of the </text:span><text:span text:style-name="T5">corpus paulinum.</text:span><text:span text:style-name="T4"><text:note text:id="ftn4" text:note-class="footnote"><text:note-citation>3</text:note-citation><text:note-body><text:p text:style-name="Footnote">Vidal 1996, 15.</text:p></text:note-body></text:note></text:span></text:p>
      <text:p text:style-name="P5"><text:span text:style-name="T4"><text:tab/>In the case of 2 Thessalonians, Colossians, Ephesians, 1 and 2 Timothy, and Titus, have a different style and vocabulary. <text:s/>Their authors try to imitate artificially the style of St. Paul, but they reflect the reality of the Pauline communities at the end of the first century and beginning the second century A.D. <text:s/>The author of 2 Thessalonians knows the style of St. Paul in 1 Thessalonians, probably written at the beginning of the second century, it reflects an enthusiasm for the coming of Christ at the end of times (2 Thes. 2:1-2). <text:s/>Colossians and Ephesians try to provide theological and doctrinal basis to confront several branches of Christianity which seem to be threatened by certain hellenizing influence, perhaps the seed to what would be known as Gnosticism. <text:s/>1 and 2 of Timothy, and Titus are “pastoral letters” and were written by one author. <text:s/>It may be written late during the first part of the second century A.D., because they were not included in Marcion's canon. <text:s/>Its content reveals that it refers to an advance institutionalization of the Church, where a hierachy of the Church's government was more defined.</text:span><text:span text:style-name="T4"><text:note text:id="ftn5" text:note-class="footnote"><text:note-citation>4</text:note-citation><text:note-body><text:p text:style-name="Footnote">Vidal 1996, 15-17.</text:p></text:note-body></text:note></text:span></text:p>
      <text:p text:style-name="P5"><text:span text:style-name="T4"><text:tab/>This discovery by Bible scholars is very pertinent to our discussions, because one of the passages mentioned before (1 Tim. 2: 11-15) belongs to these Post-Pauline letters, </text:span><text:span text:style-name="T5">which means that 1 Tim. 2: 11-15 was not written by St. Paul</text:span><text:span text:style-name="T4">. <text:s/>Therefore, 1 Tim. 2: 11-15 is not a valid passage to argue that St. Paul hated women.</text:span></text:p>
      <text:h text:style-name="P21" text:outline-level="3">Should Women Speak in Assemblies?</text:h>
      <text:p text:style-name="P7"><text:tab/>One of the most cited passages to argue against women preaching, needless to say women ordination in the Roman Catholic Church and other churches, is the one where St. Paul apparently tells women to shut up (1 Cor. 14: 33b-36). <text:s/>However, there is a particular problem with this passage, <text:s/>its location.</text:p>
      <text:p text:style-name="P7"><text:tab/>Let us look at the context of this passage and will italize the controvertible part that forbids women to speak in the assemblies:</text:p>
      <text:p text:style-name="P11">Let two prophets, or three, speak while the rest weigh their words; and if a revelation comes to someone else who is sitting by, the speaker should stop speaking. <text:s/>You can all prophesy, but one at a time, then all will learn something and all receive encouragement. <text:s/>The prophetic spirit is to be under the prophets' control, for God is a God not of disorder but peace.</text:p>
      <text:p text:style-name="P15"><text:span text:style-name="T4"><text:tab/></text:span><text:span text:style-name="T5">As in all the churches of God's holy people, women are to remain quiet in the assemblies, since they have no permission to speak: <text:s/>theirs is a subordinate part, as the Law itself says. <text:s/>If there is anything they want to know, they should ask their husbands at home: <text:s/>it is shameful for a woman to speak in the assembly. <text:s/>Do you really think that you are the source of the word of God? <text:s/>Or that you are the only people to whom it has come?</text:span></text:p>
      <text:p text:style-name="P11"><text:tab/>Anyone who claims to be a prophet, or to have any spiritual powers must recognise that what I am writing to you is a commandment drom the Lord. <text:s/>If anyone does not recognise this, it is because that person is not recognised himself (1 Cor. 14: 29-38).</text:p>
      <text:p text:style-name="P11"/>
      <text:p text:style-name="P16">If we look at this passage carefully, we will notice that immediately that there something is wrong. <text:s/>First, there seems to be an interruption of the subject being discussed, just to say that women should shut up. <text:s/>If we omit the that part of the passage, we will see that the whole passage flows flawlessly without it.</text:p>
      <text:p text:style-name="P11">Let two prophets, or three, speak while the rest weigh their words; and if a revelation comes to someone else who is sitting by, the speaker should stop speaking. <text:s/>You can all prophesy, but one at a time, then all will learn something and all receive encouragement. <text:s/>The prophetic spirit is to be under the prophets' control, for God is a God not of disorder but peace. <text:s/>Anyone who claims to be a prophet, or to have any spiritual powers must recognise that what I am writing to you is a commandment from the Lord. <text:s/>If anyone does not recognise this, it is because that person is not recognised himself (1 Cor. 14: 29-33a; 37-38).</text:p>
      <text:p text:style-name="P16">Secondly, the italized section of the text talks about what has been established by the “Law”. <text:s/>But how does that agree with St. Paul's conviction that we are free through Christ, and no longer subject to the Law (Rom. 3: 21-4:25). <text:s/>Thirdly, as we shall see later, St. Paul does refer positively to the role of women prophesying and praying (1 Cor 11: 1-16).<text:note text:id="ftn6" text:note-class="footnote"><text:note-citation>5</text:note-citation><text:note-body><text:p text:style-name="Footnote">Vidal 1996, 214.</text:p></text:note-body></text:note></text:p>
      <text:p text:style-name="P19"><text:span text:style-name="T4"><text:tab/>If this is true, this means, from a scholarly standpoint, that 1 Cor. 14, 33b-36 </text:span><text:span text:style-name="T5">this is an interpolation added to the first letter to the Corinthians by a later scribe</text:span><text:span text:style-name="T4">, probably a member <text:s/>of a Pauline community, who was probably used to Hellenistic life, which had a strong patriarchal influence, and imitated their structure of the “house” as a model for the early Christian assemblies.</text:span><text:span text:style-name="T4"><text:note text:id="ftn7" text:note-class="footnote"><text:note-citation>6</text:note-citation><text:note-body><text:p text:style-name="Footnote">Vidal 1996, 214-215; Ehrman 2005, 183-184.</text:p></text:note-body></text:note></text:span></text:p>
      <text:h text:style-name="Heading_20_3" text:outline-level="3">Women, Cover Your Heads!</text:h>
      <text:p text:style-name="P5"><text:span text:style-name="T4"><text:tab/>Unlike <text:s/>1 Cor. 14: 33b-36 and 1 Tim. 2: 11-15, 1, 1 Cor. 11: 3-10; 13-16 </text:span><text:span text:style-name="T5">was</text:span><text:span text:style-name="T4"> written by St. Paul. <text:s/>There are several things to be mentioned about this passage though. <text:s/>First, it is known that St. Paul was influenced by several Hellenistic philosophies, among them Judeo-Hellenistic philosophies, like that of Philo of Alexandria. <text:s/>We see in 1 Cor. 11: 3-10; 13-16 a clear example of one aspect Judeo-Hellenistic philosophy at that time: <text:s/>the hierarchy of authority. <text:s/>St. Paul uses the authority order of God-Christ-man (1 Cor. 3: 23). <text:s/>Since, according to Genesis, women came from men, then the order of authority should be God-Christ-man-woman.</text:span><text:span text:style-name="T4"><text:note text:id="ftn8" text:note-class="footnote"><text:note-citation>7</text:note-citation><text:note-body><text:p text:style-name="Footnote">Vidal 1996, 130.</text:p></text:note-body></text:note></text:span><text:span text:style-name="T4"> <text:s/>Also, the authority he is talking about is only stated within the relationship of wife and husband.</text:span><text:span text:style-name="T4"><text:note text:id="ftn9" text:note-class="footnote"><text:note-citation>8</text:note-citation><text:note-body><text:p text:style-name="Footnote">Vidal 1996, 130-131.</text:p></text:note-body></text:note></text:span></text:p>
      <text:p text:style-name="P7"><text:tab/>We can, of course, argue that this original perspective of women being subject to men had its origins in misogynistic views on women, but this is the important question: <text:s/>Does this passage really mean that St. Paul <text:span text:style-name="T2">hated</text:span> women as much as some people think? <text:s/>Or does it show that St. Paul was a man of his own time?</text:p>
      <text:p text:style-name="P7"><text:tab/>One final point I would like to make is the explicit ambivalence in St. Paul regarding the superiority of men over women. <text:s/>Despite the fact that he presents an argument in favor of women covering their heads because of their inferiority, he says the following:</text:p>
      <text:p text:style-name="P11"><text:span text:style-name="T6">Πλὴν οὔτὴ χωρὶς ἀνδρὸς οὔτε ἀνὴρ χωρὶς γυναικὸς ἐν κυρίῳ</text:span><text:span text:style-name="T7">˙ <text:s/>ᾥσπερ γὰρ ἡ γυνὴ ἐκ τοῦ <text:s/>ἀνδρός, οὕτως καὶ ὁ ἀνὴρ διὰ τῆς <text:s/>γυναικός˙ τὰ δὲ πάντα ἐκ τοῦ θεοῦ.</text:span></text:p>
      <text:p text:style-name="P11"><text:span text:style-name="T1">[However, in the Lord, though woman is nothing without man, man is nothing without woman; and though woman came from man, so does every man come from a woman, and everything comes from God. (1 Cor. 11: 11-12).]</text:span></text:p>
      <text:p text:style-name="P16"><text:span text:style-name="T1">This is an amazing passage, because it states that in end men and women are equal in the eyes of God, even when on Earth, they are not. <text:s/>This point of view is repeated elsewhere in one of St. Paul's epistles (Gal. 3: 28). <text:s/>Senén Vidal states that, despite the Jewish view of women as inferior to men, he seems to correct this view with a new Christian perspective that made the allegation of men's superiority as invalid. <text:s/>He essentially wanted to overcome the differences between men and women.</text:span><text:span text:style-name="T1"><text:note text:id="ftn0" text:note-class="footnote"><text:note-citation>9</text:note-citation><text:note-body><text:p text:style-name="Footnote">Vidal 1996, 132.</text:p></text:note-body></text:note></text:span></text:p>
      <text:h text:style-name="Heading_20_3" text:outline-level="3">St. Paul's Regard for Women in the Church</text:h>
      <text:p text:style-name="P5"><text:tab/>Other passages in the authentic Pauline epistles give us another side of what St. Paul thought of women. <text:s/>One of the most explicit positive passages can be found in Romans 16. <text:s/>Senén Vidal speculates that originally this chapter was a letter directed to the community of Ephesus, and later it was fused to the rest of the text that was directed to the community of Rome.<text:note text:id="ftn10" text:note-class="footnote"><text:note-citation>10</text:note-citation><text:note-body><text:p text:style-name="Footnote">Vidal 1996, 359-367.</text:p></text:note-body></text:note></text:p>
      <text:p text:style-name="P5"><text:tab/>First, we see “Phoebe, a deaconess of the church at Cenchreae” (<text:span text:style-name="T6">Φοίβη</text:span><text:span text:style-name="T3"> [. . .] </text:span><text:span text:style-name="T6">διάκονον τῆς ἐκκλησίας τῆς ἐν Κεγχρεαῖς</text:span><text:span text:style-name="T3">), who, apparently, was delivering St. Paul's letter to the Christian community of Ephesus.</text:span><text:span text:style-name="T3"><text:note text:id="ftn11" text:note-class="footnote"><text:note-citation>11</text:note-citation><text:note-body><text:p text:style-name="Footnote">Vidal 1996, 360.</text:p></text:note-body></text:note></text:span><text:span text:style-name="T3"> <text:s/>He says the following regarding Phoebe:</text:span></text:p>
      <text:p text:style-name="P14">[. . .] give her, in the Lord, a welcome worthy of God's holy people, and help her with whatever she needs from you – she herself has come to the help of many people, including myself (Rom. 16: 2).</text:p>
      <text:p text:style-name="P19"><text:span text:style-name="T3">Next, he greets “Prisca and Aquila” (</text:span><text:span text:style-name="T6">Πρίσκαν καὶ Ἀκύλαν</text:span><text:span text:style-name="T3">), apparently a married couple. <text:s/>The interesting thing here is that it is extremely strange to find the woman mentioned before the man. <text:s/>According to the custom of the time, the letter is supposed to mention the higher authority first. <text:s/>This would probably mean that Prisca's activity was more significant than her husband's.</text:span><text:span text:style-name="T3"><text:note text:id="ftn12" text:note-class="footnote"><text:note-citation>12</text:note-citation><text:note-body><text:p text:style-name="Footnote">Vidal 1996, 361; Ehrman 2005,186.</text:p></text:note-body></text:note></text:span><text:span text:style-name="T3"> <text:s/>He describes both Prisca and Aquila this way:</text:span></text:p>
      <text:p text:style-name="P14">[. . .] my fellow-workers in Christ Jesus, who risked their own necks to save my life; to them, thanks not only from me, but from all the churches among the gentiles; <text:s/>and my greetings to the church at their house (Rom. 16: 3b-5).</text:p>
      <text:p text:style-name="P18">The next woman who appears is Mary, who is described as the one “who worked so hard for you” (<text:span text:style-name="T6">Ἀσπάσασθε Μαρίαμ ἥτις πολλὰ ἐκοπίασεν εἰς ὑμᾶς</text:span>) (Rom. 16: 6).</text:p>
      <text:p text:style-name="P19"><text:span text:style-name="T3"><text:tab/>Then he greets another couple, apparently married, “Andronicus and Junia” (</text:span><text:span text:style-name="T6">Ἀνδρόνικον καὶ Ἰουνιᾶν</text:span><text:span text:style-name="T3">) the latter evidently the name of a woman. <text:s/>What makes this specific greeting so interesting is the way that St. Paul describes them: <text:s/>“those outstanding [among] the apostles [. . .] my kinsmen and fellow-prisoners, who were in Christ before me” (</text:span><text:span text:style-name="T6">τοὺς συγγενεῖς μου καὶ συναιχμαλώτους μου, οἵτινές εἰσιν ἐπίσημοι ἐν τοῖς ἀποστόλοις, οἵ καὶ πρὸ ἐμοῦ γέγοναν Χριστῷ</text:span><text:span text:style-name="T3">) (Rom. 16: 7). <text:s/>It is amazing to find a </text:span><text:span text:style-name="T5">woman apostle</text:span><text:span text:style-name="T4"> at this time. <text:s/>The Catholic Church, since the time of the Church Fathers, has tried to come up with clever arguments to explain this anomaly of a “woman apostle”. <text:s/>One of them had to do with changing the name from “Junia” to “Junias”, so it appears as the name of a man. <text:s/>In fact, many scribes purposely changed the name “Junia” to “Junias”.</text:span><text:span text:style-name="T4"><text:note text:id="ftn13" text:note-class="footnote"><text:note-citation>13</text:note-citation><text:note-body><text:p text:style-name="Footnote">Ehrman 2005, 185.</text:p></text:note-body></text:note></text:span><text:span text:style-name="T4"> <text:s/>However, it was so evident that “Junia” was the name of a woman, that during the Middle Ages it was argued that Andronicus and Junia were husband and wife respectively. <text:s/>The problem is that the name “Junias” did not exist at that time as the name of a man.</text:span><text:span text:style-name="T4"><text:note text:id="ftn14" text:note-class="footnote"><text:note-citation>14</text:note-citation><text:note-body><text:p text:style-name="Footnote">Ehrman 2005, 185.</text:p></text:note-body></text:note></text:span><text:span text:style-name="T4"> <text:s/>Another amazing thing to note is that Andronicus and Junia were Christians </text:span><text:span text:style-name="T5">before</text:span><text:span text:style-name="T4"> St. Paul himself.</text:span></text:p>
      <text:p text:style-name="P19"><text:span text:style-name="T4"><text:tab/>He also greets Tryphaena (</text:span><text:span text:style-name="T7">Τρύϕαιναν</text:span><text:span text:style-name="T4">) and Triphosa (</text:span><text:span text:style-name="T7">Τριϕῶσαν</text:span><text:span text:style-name="T4">), whom he describes as working hard in the Lord (</text:span><text:span text:style-name="T7">τὰς κοπιώσας ἐν κυρίῳ</text:span><text:span text:style-name="T4">) (Rom. 16: 12a). <text:s/>Next, he greets Persis (</text:span><text:span text:style-name="T7">Περσίδα</text:span><text:span text:style-name="T4">), whom he describes as beloved or friend (</text:span><text:span text:style-name="T7">ἀγαπητήν</text:span><text:span text:style-name="T4">) and hard-worker for the Lord (</text:span><text:span text:style-name="T7">ἥτις πολλὰ ἐκοπίασεν ἐν κυρίῳ</text:span><text:span text:style-name="T4">) (Rom. 16, 12b). St. Paul greets Rufus' mother, whom he feels is also </text:span><text:span text:style-name="T5">his</text:span><text:span text:style-name="T4"> mother (</text:span><text:span text:style-name="T7">καὶ τὴν μητέρα αὐτοῦ καὶ ἐμοῦ</text:span><text:span text:style-name="T4">) (Rom. 16: 13b). He greets also Julia (</text:span><text:span text:style-name="T7">Ἰουλίαν</text:span><text:span text:style-name="T4">) and Nereus' sister (</text:span><text:span text:style-name="T7">Νηρέα καὶ τὴν ἀδελϕὴν αὐτοῦ</text:span><text:span text:style-name="T4">) (Rom 16: 15).</text:span></text:p>
      <text:p text:style-name="P19"><text:span text:style-name="T4"><text:tab/>In other words, in a single letter, St. Paul refers to </text:span><text:span text:style-name="T5">ten</text:span><text:span text:style-name="T4"> women, and </text:span><text:span text:style-name="T5">he appreciates and loves deeply all of them</text:span><text:span text:style-name="T4">. <text:s/>This is definitely </text:span><text:span text:style-name="T5">not</text:span><text:span text:style-name="T4"> the profile of a man who is guilty of misogyny, but all the contrary. <text:s/>Even the letter recognizes the authority of some women within the churches in Ephesus. <text:s/>This is definitely not the kind of man who would tell women to shut up in the assemblies.</text:span></text:p>
      <text:p text:style-name="P16"><text:tab/>Also, we must remember that St. Paul talked with Chloe about the situation of the Corinthians (1 Cor. 1:11). <text:s/>He also talks about Euodia and Syntyche, women who worked along with St. Paul spreading the Gospel (Phil. 4, 2-3).</text:p>
      <text:p text:style-name="P16"><text:tab/>We know that many women did accompany St. Paul during his journeys. <text:s/>This can be seen clearly in the Acts of the Apostles where it says that he and Silas converted many women (Acts 17: 4). <text:s/>He complained when he was, for some reason, forbidden from having Christian women in his journeys.</text:p>
      <text:p text:style-name="P11">[Have we not] every right to be accompanied by a Christian wife, like the other apostles, like the brothers of the Lord, and like Cephas [Peter]? (1 Cor. 9: 5).</text:p>
      <text:p text:style-name="P16">This is not the attitude of someone who wishes to exclude women from ministry or service to the Church.</text:p>
      <text:h text:style-name="Heading_20_3" text:outline-level="3">Implications for the Church Today</text:h>
      <text:p text:style-name="P5"><text:tab/>Pope John Paul II in his encyclicals <text:span text:style-name="T2">Mulieris Dignitatem</text:span><text:span text:style-name="T1"> and </text:span><text:span text:style-name="T2">Ordenatio Sacerdotalis</text:span><text:span text:style-name="T1"> he repeated the arguments against women ordination, specially based on the fact that “no woman has been ordained”, and that Our Lady, the Virgin Mary, was not ordained, among other silly arguments.</text:span></text:p>
      <text:p text:style-name="P6"><text:tab/>If St. Paul's letters along with contemporary scholarship show that women exercised many ministries, explicitly we find that they did preach the Gospel, they were community leaders, some of them were deaconesses, and one specifically is considered “eminent among the <text:span text:style-name="T1">apostles”. <text:s/>The Catholic Church cannot go on claiming that no woman has been ordained in history, just because Jesus did not ordain any.</text:span></text:p>
      <text:p text:style-name="P6"><text:tab/>Jesus' message planted the seed for women liberation, but he was not Himself a feminist revolutionary. <text:s/>He did show a spirit of closeness to women, even to the point of making many of them preachers of the Gospel and fervent disciples. <text:s/>We know of his compassion for adulterous women, and some of them who were present during the crucifixion and resurrection of Jesus Christ, placing them in a position to be the first one to proclaim the Gospel <text:span text:style-name="T2">to the Apostles</text:span><text:span text:style-name="T1">. <text:s/>The role of women such as Mary Magdalene, a woman who was an eminent disciple of Jesus, made the authors of the Gospels to recognize her leadership and recognize her merits.</text:span></text:p>
      <text:p text:style-name="P6"><text:span text:style-name="T1"><text:tab/>If this is the case, the Catholic Church has no right to restrict the Sacrament of Holy Orders only to men. <text:s/>The same goes to many Protestant denominations that restrict women leadership and ministry.</text:span></text:p>
      <text:h text:style-name="P21" text:outline-level="3">Conclusion</text:h>
      <text:p text:style-name="P7"><text:tab/>St. Paul the Apostle did hold an androcentric view on women, but he was not a misogynist. <text:s/>On the contrary, St. Paul did admire Christian women, specially their leadership in the Church, and even the persecutions they had to endure. <text:s/>We have shown conclusive evidence that St. Paul did not reject and diminish women leadership in the early Church, and encouraged their participation in Christian communities. <text:s/>He showed nothing less than deep love and admiration for women at that time.</text:p>
      <text:h text:style-name="Heading_20_3" text:outline-level="3">References</text:h>
      <text:p text:style-name="P34">Bover, José María y José O'Callaghan (eds.). <text:s/>1994. <text:s/><text:span text:style-name="T2">Nuevo Testamento trilingüe</text:span><text:span text:style-name="T1">. <text:s/>Madrid: <text:s/>Biblioteca de Autores Cristianos.</text:span></text:p>
      <text:p text:style-name="P33">Ehrman, Bart D. <text:s/>2005. <text:s/><text:span text:style-name="T2">Misquoting Jesus</text:span><text:span text:style-name="T1">. <text:s/>US: <text:s/>HarperOne.</text:span></text:p>
      <text:p text:style-name="P32">The New Jerusalem Bible.<text:span text:style-name="T1"> 1990. <text:s/>Doubleday.</text:span></text:p>
      <text:p text:style-name="P31">Vidal, Senén. 1996. <text:s/><text:span text:style-name="T2">Las cartas originales de Pablo</text:span><text:span text:style-name="T1">. <text:s/>Madrid: <text:s/>Editorial Trott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nux Libertine" svg:font-family="'Linux Libertine'"/>
    <style:font-face style:name="Tahoma1" svg:font-family="Tahoma"/>
    <style:font-face style:name="Gentium" svg:font-family="Gentium" style:font-pitch="variable"/>
    <style:font-face style:name="Linux Libertine1" svg:font-family="'Linux Libertine'"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nux Libertine" fo:font-size="12pt" fo:language="en" fo:country="US"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nux Libertine" fo:font-size="14pt" style:font-name-asian="Bitstream Vera San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nux Libertine" style:font-size-asian="12pt"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style:font-name="Linux Libertine"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nux Libertine" style:font-size-asian="12pt" style:font-name-complex="Tahoma1"/>
    </style:style>
    <style:style style:name="Footnote_20_Symbol" style:display-name="Footnote Symbol" style:family="text"/>
    <style:style style:name="Numbering_20_Symbols" style:display-name="Numbering Symbols" style:family="text"/>
    <style:style style:name="Footnote_20_anchor" style:display-name="Footnote anchor" style:family="text">
      <style:text-properties style:text-position="super 58%"/>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style:tab-stops>
          <style:tab-stop style:position="6.9252in" style:type="right"/>
        </style:tab-stops>
      </style:paragraph-properties>
    </style:style>
    <style:style style:name="P2" style:family="paragraph" style:parent-style-name="Footer">
      <style:paragraph-properties fo:text-align="center" style:justify-single-word="false">
        <style:tab-stops>
          <style:tab-stop style:position="6.9252in" style:type="right"/>
        </style:tab-stops>
      </style:paragraph-properties>
      <style:text-properties fo:font-style="normal" style:font-style-asian="normal" style:font-style-complex="normal"/>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in" style:dynamic-spacing="false"/>
      </style:header-style>
      <style:footer-style/>
    </style:page-layout>
    <style:page-layout style:name="pm2">
      <style:page-layout-properties fo:page-width="8.5in" fo:page-height="11in" style:num-format="1" style:print-orientation="portrait" fo:margin-top="1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in" style:dynamic-spacing="false"/>
      </style:footer-style>
    </style:page-layout>
  </office:automatic-styles>
  <office:master-styles>
    <style:master-page style:name="Standard" style:page-layout-name="pm1">
      <style:header>
        <text:p text:style-name="P1"><text:title>Women According to Saint Paul</text:title><text:tab/><text:page-number text:select-page="current">8</text:page-number></text:p>
      </style:header>
    </style:master-page>
    <style:master-page style:name="First_20_Page" style:display-name="First Page" style:page-layout-name="pm2" style:next-style-name="Standard">
      <style:footer>
        <text:p text:style-name="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dc:title>Women According to Saint Paul</dc:title>
    <dc:description>Copyright ©2007, Pedro M. Rosario Barbosa.  Permission is granted to anyone to make or distribute verbatim copies of this document, in any medium, provided that the copyright notice and permission notice are preserved, and that the distributor grants the recipient permission for further redistribution as permitted by this notice. Modified versions may not be made.</dc:description>
    <meta:initial-creator>Pedro M. Rosario Barbosa</meta:initial-creator>
    <meta:creation-date>2007-07-01T16:36:07</meta:creation-date>
    <dc:creator>Pedro M. Rosario Barbosa</dc:creator>
    <dc:date>2007-07-23T09:10:07</dc:date>
    <meta:printed-by>Pedro M. Rosario Barbosa</meta:printed-by>
    <meta:print-date>2007-07-23T06:51:19</meta:print-date>
    <meta:keyword>Saint Paul</meta:keyword>
    <meta:keyword>women</meta:keyword>
    <meta:keyword>Bible</meta:keyword>
    <meta:keyword>New Testament</meta:keyword>
    <meta:keyword>Jesus</meta:keyword>
    <meta:keyword>God</meta:keyword>
    <meta:keyword>misogynist</meta:keyword>
    <meta:keyword>Christianity</meta:keyword>
    <meta:keyword>St. Paul</meta:keyword>
    <meta:keyword>Apostle</meta:keyword>
    <dc:language>en-US</dc:language>
    <meta:editing-cycles>133</meta:editing-cycles>
    <meta:editing-duration>PT3H52M39S</meta:editing-duration>
    <meta:user-defined meta:name="Info 1"/>
    <meta:user-defined meta:name="Info 2"/>
    <meta:user-defined meta:name="Info 3"/>
    <meta:user-defined meta:name="Info 4"/>
    <meta:document-statistic meta:table-count="0" meta:image-count="0" meta:object-count="0" meta:page-count="8" meta:paragraph-count="94" meta:word-count="4074" meta:character-count="23248"/>
  </office:meta>
</office:document-meta>
</file>